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756in"/>
    </style:style>
    <style:style style:name="co3" style:family="table-column">
      <style:table-column-properties fo:break-before="auto" style:column-width="3.5165in"/>
    </style:style>
    <style:style style:name="co4" style:family="table-column">
      <style:table-column-properties fo:break-before="auto" style:column-width="1.64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3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0.74pt solid #000000"/>
      <style:map style:condition="cell-content()=&quot;IF&quot;" style:apply-style-name="cf4" style:base-cell-address="Sheet1.B1"/>
      <style:map style:condition="cell-content()=0" style:apply-style-name="Accent" style:base-cell-address="Sheet1.B1"/>
    </style:style>
    <style:style style:name="ce35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="0.74pt solid #000000"/>
    </style:style>
    <style:style style:name="ce36" style:family="table-cell" style:parent-style-name="Default">
      <style:table-cell-properties fo:border="0.74pt solid #000000"/>
    </style:style>
    <style:style style:name="ce37" style:family="table-cell" style:parent-style-name="Default">
      <style:table-cell-properties fo:border="0.74pt solid #000000"/>
    </style:style>
    <style:style style:name="ce38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order="0.74pt solid #000000"/>
    </style:style>
    <style:style style:name="ce39" style:family="table-cell" style:parent-style-name="Default">
      <style:table-cell-properties fo:border="0.74pt solid #000000"/>
    </style:style>
    <style:style style:name="ce40" style:family="table-cell" style:parent-style-name="Default">
      <style:table-cell-properties fo:border="0.74pt solid #000000"/>
    </style:style>
    <style:style style:name="ce41" style:family="table-cell" style:parent-style-name="Default">
      <style:table-cell-properties fo:border="0.74pt solid #000000"/>
    </style:style>
    <style:style style:name="ce42" style:family="table-cell" style:parent-style-name="Default">
      <style:table-cell-properties fo:border="0.74pt solid #000000"/>
    </style:style>
    <style:style style:name="ce18" style:family="table-cell" style:parent-style-name="Default">
      <style:table-cell-properties fo:border="0.74pt solid #000000"/>
    </style:style>
    <style:style style:name="ce22" style:family="table-cell" style:parent-style-name="Default">
      <style:table-cell-properties fo:border="0.74pt solid #000000"/>
    </style:style>
    <style:style style:name="ce23" style:family="table-cell" style:parent-style-name="Default">
      <style:table-cell-properties fo:border="0.74pt solid #000000"/>
    </style:style>
    <style:style style:name="ce24" style:family="table-cell" style:parent-style-name="Default">
      <style:table-cell-properties fo:border="0.74pt solid #000000"/>
    </style:style>
    <style:style style:name="ce25" style:family="table-cell" style:parent-style-name="Default">
      <style:table-cell-properties fo:border="0.74pt solid #000000"/>
    </style:style>
    <style:style style:name="ce32" style:family="table-cell" style:parent-style-name="Default">
      <style:table-cell-properties fo:border="0.74pt solid #000000"/>
    </style:style>
    <style:style style:name="ce47" style:family="table-cell" style:parent-style-name="Default">
      <style:table-cell-properties fo:border="0.74pt solid #000000"/>
    </style:style>
    <style:style style:name="ce50" style:family="table-cell" style:parent-style-name="Default">
      <style:table-cell-properties fo:border="0.74pt solid #000000"/>
    </style:style>
    <style:style style:name="ce51" style:family="table-cell" style:parent-style-name="Default">
      <style:table-cell-properties fo:border="0.74pt solid #000000"/>
    </style:style>
    <style:style style:name="ce52" style:family="table-cell" style:parent-style-name="Default">
      <style:table-cell-properties fo:border="0.74pt solid #000000"/>
    </style:style>
    <style:style style:name="ce53" style:family="table-cell" style:parent-style-name="Default">
      <style:table-cell-properties fo:border="0.74pt solid #000000"/>
    </style:style>
    <style:style style:name="ce54" style:family="table-cell" style:parent-style-name="Default">
      <style:table-cell-properties fo:border="0.74pt solid #000000"/>
    </style:style>
    <style:style style:name="ce60" style:family="table-cell" style:parent-style-name="Default">
      <style:table-cell-properties fo:border="0.74pt solid #000000"/>
    </style:style>
    <style:style style:name="ce61" style:family="table-cell" style:parent-style-name="Default">
      <style:table-cell-properties fo:border="0.74pt solid #000000"/>
    </style:style>
    <style:style style:name="ce65" style:family="table-cell" style:parent-style-name="Default">
      <style:table-cell-properties fo:border="0.74pt solid #000000"/>
    </style:style>
    <style:style style:name="ce43" style:family="table-cell" style:parent-style-name="Default">
      <style:table-cell-properties style:text-align-source="fix" style:repeat-content="false" fo:border="0.74pt solid #000000"/>
      <style:paragraph-properties fo:text-align="start" fo:margin-left="0.278in"/>
    </style:style>
    <style:style style:name="ce44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.5555in"/>
    </style:style>
    <style:style style:name="ce45" style:family="table-cell" style:parent-style-name="Default">
      <style:table-cell-properties style:text-align-source="fix" style:repeat-content="false" fo:border="0.74pt solid #000000"/>
      <style:paragraph-properties fo:text-align="start" fo:margin-left="0.5555in"/>
    </style:style>
    <style:style style:name="ce46" style:family="table-cell" style:parent-style-name="Default">
      <style:table-cell-properties style:text-align-source="fix" style:repeat-content="false" fo:border="0.74pt solid #000000"/>
      <style:paragraph-properties fo:text-align="start" fo:margin-left="0.8335in"/>
    </style:style>
    <style:style style:name="ce20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1.111in"/>
    </style:style>
    <style:style style:name="ce29" style:family="table-cell" style:parent-style-name="Default">
      <style:table-cell-properties style:text-align-source="fix" style:repeat-content="false" fo:border="0.74pt solid #000000"/>
      <style:paragraph-properties fo:text-align="start" fo:margin-left="0.972in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start" fo:margin-left="1.25in"/>
    </style:style>
    <style:style style:name="ce62" style:family="table-cell" style:parent-style-name="Default">
      <style:table-cell-properties style:text-align-source="fix" style:repeat-content="false" fo:border="0.74pt solid #000000"/>
      <style:paragraph-properties fo:text-align="start" fo:margin-left="0.139in"/>
    </style:style>
    <style:style style:name="ce71" style:family="table-cell" style:parent-style-name="Default">
      <style:table-cell-properties style:text-align-source="fix" style:repeat-content="false" fo:border="0.74pt solid #000000"/>
      <style:paragraph-properties fo:text-align="start" fo:margin-left="0.4165in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map style:condition="cell-content()=&quot;+&quot;" style:apply-style-name="Good" style:base-cell-address="Sheet1.E1"/>
      <style:map style:condition="cell-content()=&quot;+-&quot;" style:apply-style-name="Neutral" style:base-cell-address="Sheet1.E1"/>
      <style:map style:condition="cell-content()=&quot;-&quot;" style:apply-style-name="Bad" style:base-cell-address="Sheet1.E1"/>
      <style:map style:condition="cell-content()=&quot;!&quot;" style:apply-style-name="cf12" style:base-cell-address="Sheet1.E1"/>
      <style:map style:condition="cell-content()=&quot;@&quot;" style:apply-style-name="cf2" style:base-cell-address="Sheet1.E1"/>
      <style:map style:condition="cell-content()=&quot;?&quot;" style:apply-style-name="cf13" style:base-cell-address="Sheet1.E1"/>
      <style:map style:condition="cell-content()=&quot;+?&quot;" style:apply-style-name="cf20" style:base-cell-address="Sheet1.E1"/>
      <style:map style:condition="cell-content()=&quot;+!&quot;" style:apply-style-name="cf21" style:base-cell-address="Sheet1.E1"/>
    </style:style>
    <style:style style:name="ce48" style:family="table-cell" style:parent-style-name="Default" style:data-style-name="N37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3"/>
        <table:table-column table:style-name="co1" table:default-cell-style-name="ce35"/>
        <table:table-column table:style-name="co3" table:default-cell-style-name="ce33"/>
        <table:table-column table:style-name="co1" table:default-cell-style-name="ce15"/>
        <table:table-column table:style-name="co4" table:default-cell-style-name="ce33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M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 record to Manjaro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gregate patter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Singlet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table:style-name="ce5" office:value-type="float" office:value="2" calcext:value-type="float">
            <text:p>2</text:p>
          </table:table-cell>
          <table:table-cell table:style-name="ce43" office:value-type="string" calcext:value-type="string">
            <text:p>Borg</text:p>
          </table:table-cell>
          <table:table-cell/>
          <table:table-cell office:value-type="string" calcext:value-type="string">
            <text:p><text:a xlink:href="https://stackoverflow.com/a/6255101/11143763" xlink:type="simple">https://stackoverflow.com/a/6255101/11143763</text:a></text:p>
            <text:p><text:a xlink:href="https://code.activestate.com/recipes/66531-singleton-we-dont-need-no-stinkin-singleton-the-bo/" xlink:type="simple">https://code.activestate.com/recipes/66531-singleton-we-dont-need-no-stinkin-singleton-the-bo/</text:a></text:p>
          </table:table-cell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Wiz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Fac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6" office:value-type="float" office:value="4" calcext:value-type="float">
            <text:p>4</text:p>
          </table:table-cell>
          <table:table-cell table:style-name="ce43" office:value-type="string" calcext:value-type="string">
            <text:p>Light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Pro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7" office:value-type="float" office:value="4" calcext:value-type="float">
            <text:p>4</text:p>
          </table:table-cell>
          <table:table-cell table:style-name="ce43" office:value-type="string" calcext:value-type="string">
            <text:p>Fac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…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Protoco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doc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U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ML for Manjaro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2"/>
          <table:table-cell table:style-name="ce38"/>
          <table:table-cell table:number-columns-repeated="3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TestSys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Design &amp; Implemen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UML</text:p>
          </table:table-cell>
          <table:table-cell table:style-name="ce38" office:value-type="float" office:value="1" calcext:value-type="float">
            <text:p>1</text:p>
          </table:table-cell>
          <table:table-cell table:style-name="ce43" office:value-type="string" calcext:value-type="string">
            <text:p>Draw UML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3" office:value-type="string" calcext:value-type="string">
            <text:p>Safeguard from collision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empfile!!!</text:p>
          </table:table-cell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4" office:value-type="string" calcext:value-type="string">
            <text:p>Give each protocol a universal dir in tm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9" office:value-type="float" office:value="1" calcext:value-type="float">
            <text:p>1</text:p>
          </table:table-cell>
          <table:table-cell table:style-name="ce44" office:value-type="string" calcext:value-type="string">
            <text:p>Randomize decrease ste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witch to UserSubmittedData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Implement UserSubmitted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table:style-name="ce40" office:value-type="float" office:value="1" calcext:value-type="float">
            <text:p>1</text:p>
          </table:table-cell>
          <table:table-cell table:style-name="ce43" office:value-type="string" calcext:value-type="string">
            <text:p>Check return type: str → 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1" office:value-type="float" office:value="1" calcext:value-type="float">
            <text:p>1</text:p>
          </table:table-cell>
          <table:table-cell table:style-name="ce43" office:value-type="string" calcext:value-type="string">
            <text:p>Implement Verdict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2" office:value-type="float" office:value="1" calcext:value-type="float">
            <text:p>1</text:p>
          </table:table-cell>
          <table:table-cell table:style-name="ce43" office:value-type="string" calcext:value-type="string">
            <text:p>Implement ExtendedSubmission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Problem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tore opts with 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Language suppo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Bring convert_to_executable_fun out of TestingProtocol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nversion ret type: Path → int – to trace 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Out: truncate newlin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rrect strip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Truncate correct output on initialization?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Custom: get_custom_checker_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upport RE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Organize sample_tests dir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</text:p>
          </table:table-cell>
          <table:table-cell/>
          <table:table-cell table:style-name="ce48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P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ppress unwanted stderr in tests</text:p>
          </table:table-cell>
          <table:table-cell office:value-type="string" calcext:value-type="string">
            <text:p>?</text:p>
          </table:table-cell>
          <table:table-cell table:style-name="ce48" office:value-type="string" calcext:value-type="string">
            <text:p>SetUp-tearDown?</text:p>
          </table:table-cell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te README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 import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itch to enumerate in test iteration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ain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1. Supported language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1 C++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2 Java/Scal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3 Pytho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4 Haskell</text:p>
          </table:table-cell>
          <table:table-cell office:value-type="string" calcext:value-type="string">
            <text:p>+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2. Supported protocols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1 In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2 In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3 RandInt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4 LimitedWorkSpa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Bonus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3. Style checker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4. Valgrind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5. Resource safet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6. Keep track of error typ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t rid of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py&amp;paste in 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Junk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eate alias for cd to project dir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tomatically rerender diagram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erate coverage reports for testing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 test runn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+Checkpoint2</text:p>
          </table:table-cell>
          <table:table-cell/>
          <table:table-cell office:value-type="string" calcext:value-type="string">
            <text:p>https://docs.google.com/document/d/11DyYqOErt1Lqi2cNr0uTCBUOfDZnr5vNbpcjpfjyZBc/edit</text:p>
          </table:table-cell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I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 IF-TestingSystem interaction protocol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Problem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UseCase</text:p>
          </table:table-cell>
          <table:table-cell office:value-type="string" calcext:value-type="string">
            <text:p>+-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Incorrect &lt;&lt;include&gt;&gt; use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Activit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Input file dirs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ubmission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Choose statement file forma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6" office:value-type="string" calcext:value-type="string">
            <text:p>PDF+MD+TXT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ttps://stackoverflow.com/questions/17784037/how-to-display-pdf-file-in-html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rotoco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name diagram to Class_Testing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lement cmd line I/F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akefile + requirements.tx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custodia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Use Json correctly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ttps://towardsdatascience.com/how-to-best-work-with-json-in-python-2c8989ff0390</text:p>
          </table:table-cell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Switch to flat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18" office:value-type="float" office:value="1" calcext:value-type="float">
            <text:p>1</text:p>
          </table:table-cell>
          <table:table-cell table:style-name="ce43" office:value-type="string" calcext:value-type="string">
            <text:p>Upload</text:p>
          </table:table-cell>
          <table:table-cell office:value-type="string" calcext:value-type="string">
            <text:p>+</text:p>
          </table:table-cell>
          <table:table-cell table:style-name="Default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Implement wizard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Proper nam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lement problem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3" office:value-type="string" calcext:value-type="string">
            <text:p>Driver scrip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string" calcext:value-type="string">
            <text:p>Driver cod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3" office:value-type="string" calcext:value-type="string">
            <text:p>Upload_wizar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string" calcext:value-type="string">
            <text:p>aux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6" office:value-type="string" calcext:value-type="string">
            <text:p>Problem_data_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Protocol_upload_wizar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Switch to postfixes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in_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in_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limited_work_spa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rand_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custom_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in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out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rand_i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upload_numerou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upload_singl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table:style-name="ce30"/>
          <table:table-cell table:number-columns-repeated="2"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mission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Get rid of copy&amp;paste in protocol generators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Use __dict__?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Deadline (1.5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ser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ini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readm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submi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upload_problem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…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problems: li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ppend link back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problems: quer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dd problem names for display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table:style-name="ce32" office:value-type="float" office:value="1" calcext:value-type="float">
            <text:p>1</text:p>
          </table:table-cell>
          <table:table-cell table:style-name="ce46" office:value-type="string" calcext:value-type="string">
            <text:p>Preppend heading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ppend link back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30" office:value-type="string" calcext:value-type="string">
            <text:p>Reduce ga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GOTO proble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6" office:value-type="string" calcext:value-type="string">
            <text:p>process wrong id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Switch to Jinja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Upper right corn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olve problem id collision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are submission lang with protocol lang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0.4.2022</text:p>
          </table:table-cell>
          <table:table-cell office:value-type="string" calcext:value-type="string">
            <text:p>Submission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Add lang fiel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ove fields from TestingProtocol to LanguageData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conversion_opts_l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command_line_opts_l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0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put submission lang fiel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0" office:value-type="float" office:value="1" calcext:value-type="float">
            <text:p>1</text:p>
          </table:table-cell>
          <table:table-cell table:style-name="ce43" office:value-type="string" calcext:value-type="string">
            <text:p>Test!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ble json return/return verdict somehow else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21.4.2022</text:p>
          </table:table-cell>
          <table:table-cell office:value-type="string" calcext:value-type="string">
            <text:p>B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..Student/main_driver.py submitted, RE not caugh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Deadline (1.5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DOWS!!!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Minimize subproce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43" office:value-type="string" calcext:value-type="string">
            <text:p>Running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Protocols</text:p>
          </table:table-cell>
          <table:table-cell table:style-name="ce51" office:value-type="float" office:value="1" calcext:value-type="float">
            <text:p>1</text:p>
          </table:table-cell>
          <table:table-cell table:style-name="ce71" office:value-type="string" calcext:value-type="string">
            <text:p>C++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71" office:value-type="string" calcext:value-type="string">
            <text:p>Python3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3" office:value-type="string" calcext:value-type="string">
            <text:p>File management: temp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46" office:value-type="string" calcext:value-type="string">
            <text:p>Testing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6" office:value-type="string" calcext:value-type="string">
            <text:p>in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46" office:value-type="string" calcext:value-type="string">
            <text:p>in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6" office:value-type="string" calcext:value-type="string">
            <text:p>randcu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6" office:value-type="string" calcext:value-type="string">
            <text:p>lw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3" office:value-type="string" calcext:value-type="string">
            <text:p>…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Out/Cust copy&amp;past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verif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4" office:value-type="float" office:value="1" calcext:value-type="float">
            <text:p>1</text:p>
          </table:table-cell>
          <table:table-cell office:value-type="string" calcext:value-type="string">
            <text:p>VerdictOptions: Enu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facto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Cmd</text:p>
          </table:table-cell>
          <table:table-cell table:style-name="ce60" office:value-type="float" office:value="1" calcext:value-type="float">
            <text:p>1</text:p>
          </table:table-cell>
          <table:table-cell table:style-name="ce43" office:value-type="string" calcext:value-type="string">
            <text:p>UploadProblem…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Cmd</text:p>
          </table:table-cell>
          <table:table-cell table:style-name="ce61" office:value-type="float" office:value="1" calcext:value-type="float">
            <text:p>1</text:p>
          </table:table-cell>
          <table:table-cell table:style-name="ce43" office:value-type="string" calcext:value-type="string">
            <text:p>UploadSubmission…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 brush 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Submissions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Unify lang numeration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get_lang_extension – fix logic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load_problem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HTML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hoose_protocol_scheme.html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ost radio?</text:p>
          </table:table-cell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upload_problem_metadata.html 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upload_execution_and_conversion_data.html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mits!</text:p>
          </table:table-cell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upload_specific_protocol_templates 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upload_limited_work_space.html 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upload_inoutfiles_template.html 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upload_randin_custchecker_template.html 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Forms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probMD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protMD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E&amp;Cd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prot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3"/>
          <table:table-cell table:style-name="ce71"/>
          <table:table-cell table:number-columns-repeated="2"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Add limits to execution and conversion data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Extract limits for submissio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Add limits to execution and conversion data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Enforce limits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Protocols</text:p>
          </table:table-cell>
          <table:table-cell office:value-type="float" office:value="3" calcext:value-type="float">
            <text:p>3</text:p>
          </table:table-cell>
          <table:table-cell table:style-name="ce71" office:value-type="string" calcext:value-type="string">
            <text:p>Return statisti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Test!!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4.5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QUESTION: TIMEOUT FOR COMPILATION?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 cmd line/conv opts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n as super user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4.5.2022</text:p>
          </table:table-cell>
          <table:table-cell office:value-type="string" calcext:value-type="string">
            <text:p>BUG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Fix path to time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4.5.2022</text:p>
          </table:table-cell>
          <table:table-cell office:value-type="string" calcext:value-type="string">
            <text:p>B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s fail on ml=0.01mb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5.2022</text:p>
          </table:table-cell>
          <table:table-cell office:value-type="string" calcext:value-type="string">
            <text:p>B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 – submission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))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6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 button description to descr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ML displayers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randcu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lw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same goes for out”, instead of “in/out”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Server</text:p>
          </table:table-cell>
          <table:table-cell table:style-name="ce65" office:value-type="float" office:value="2" calcext:value-type="float">
            <text:p>2</text:p>
          </table:table-cell>
          <table:table-cell office:value-type="string" calcext:value-type="string">
            <text:p>Disallow TL &gt;=20sec or ML &gt;=1GB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Cm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allow TL &gt;=20sec or ML &gt;=1GB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Protoco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curity from fork-bomb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TestSy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eral data j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Cmd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submission_wizard.py: lang cod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helper_upload_problem: max limi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helper_upload_problem: short aliases for protoco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helper_upload_problem: full names for protoco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choose_scheme.html: full names for protocols</text:p>
          </table:table-cell>
          <table:table-cell table:number-columns-repeated="2"/>
        </table:table-row>
        <table:table-row table:style-name="ro1" table:number-rows-repeated="1048340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Sheet1.C10:Sheet1.C16 Sheet1.C23:Sheet1.C23 Sheet1.C7:Sheet1.C8 Sheet1.C1:Sheet1.C5 Sheet1.C28:Sheet1.C95 Sheet1.C97:Sheet1.C100 Sheet1.C106:Sheet1.C106 Sheet1.C135:Sheet1.C135 Sheet1.C141:Sheet1.C149 Sheet1.C151:Sheet1.C156 Sheet1.C168:Sheet1.C171 Sheet1.C173:Sheet1.C174 Sheet1.C108:Sheet1.C133 Sheet1.C177:Sheet1.C224 Sheet1.C226:Sheet1.C104857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E1:Sheet1.E1048576">
            <calcext:condition calcext:apply-style-name="Good" calcext:value="=&quot;+&quot;" calcext:base-cell-address="Sheet1.E1"/>
            <calcext:condition calcext:apply-style-name="Neutral" calcext:value="=&quot;+-&quot;" calcext:base-cell-address="Sheet1.E1"/>
            <calcext:condition calcext:apply-style-name="Bad" calcext:value="=&quot;-&quot;" calcext:base-cell-address="Sheet1.E1"/>
            <calcext:condition calcext:apply-style-name="cf12" calcext:value="=&quot;!&quot;" calcext:base-cell-address="Sheet1.E1"/>
            <calcext:condition calcext:apply-style-name="cf2" calcext:value="=&quot;@&quot;" calcext:base-cell-address="Sheet1.E1"/>
            <calcext:condition calcext:apply-style-name="cf13" calcext:value="=&quot;?&quot;" calcext:base-cell-address="Sheet1.E1"/>
            <calcext:condition calcext:apply-style-name="cf20" calcext:value="=&quot;+?&quot;" calcext:base-cell-address="Sheet1.E1"/>
            <calcext:condition calcext:apply-style-name="cf21" calcext:value="=&quot;+!&quot;" calcext:base-cell-address="Sheet1.E1"/>
          </calcext:conditional-format>
          <calcext:conditional-format calcext:target-range-address="Sheet1.C9:Sheet1.C9 Sheet1.C11:Sheet1.C1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:Sheet1.C1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5:Sheet1.C25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7:Sheet1.C27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4:Sheet1.C24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6:Sheet1.C2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0:Sheet1.C2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2:Sheet1.C2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4" calcext:value="=&quot;IF&quot;" calcext:base-cell-address="Sheet1.B1"/>
            <calcext:condition calcext:apply-style-name="Accent" calcext:value="=0" calcext:base-cell-address="Sheet1.B1"/>
          </calcext:conditional-format>
          <calcext:conditional-format calcext:target-range-address="Sheet1.B1:Sheet1.B1048576">
            <calcext:condition calcext:apply-style-name="cf1" calcext:value="=&quot;Cmd&quot;" calcext:base-cell-address="Sheet1.B1"/>
          </calcext:conditional-format>
          <calcext:conditional-format calcext:target-range-address="Sheet1.B1:Sheet1.B1048576">
            <calcext:condition calcext:apply-style-name="cf1" calcext:value="=&quot;Patterns&quot;" calcext:base-cell-address="Sheet1.B1"/>
            <calcext:condition calcext:apply-style-name="Accent 1" calcext:value="contains-text(&quot;Deadline&quot;)" calcext:base-cell-address="Sheet1.B1"/>
            <calcext:condition calcext:apply-style-name="cf10" calcext:value="=&quot;UML&quot;" calcext:base-cell-address="Sheet1.B1"/>
            <calcext:condition calcext:apply-style-name="Accent 2" calcext:value="=&quot;Misc&quot;" calcext:base-cell-address="Sheet1.B1"/>
            <calcext:condition calcext:apply-style-name="cf13" calcext:value="=&quot;Protocols&quot;" calcext:base-cell-address="Sheet1.B1"/>
            <calcext:condition calcext:apply-style-name="cf15" calcext:value="=&quot;Submissions&quot;" calcext:base-cell-address="Sheet1.B1"/>
            <calcext:condition calcext:apply-style-name="cf20" calcext:value="=&quot;Problems&quot;" calcext:base-cell-address="Sheet1.B1"/>
            <calcext:condition calcext:apply-style-name="Accent 3" calcext:value="=&quot;TestSys&quot;" calcext:base-cell-address="Sheet1.B1"/>
            <calcext:condition calcext:apply-style-name="cf16" calcext:value="=&quot;Py&quot;" calcext:base-cell-address="Sheet1.B1"/>
            <calcext:condition calcext:apply-style-name="cf8" calcext:value="=&quot;Web&quot;" calcext:base-cell-address="Sheet1.B1"/>
          </calcext:conditional-format>
          <calcext:conditional-format calcext:target-range-address="Sheet1.C6:Sheet1.C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96:Sheet1.C9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03:Sheet1.C103 Sheet1.C105:Sheet1.C105 Sheet1.C108:Sheet1.C108 Sheet1.C110:Sheet1.C110 Sheet1.C112:Sheet1.C112 Sheet1.C114:Sheet1.C114 Sheet1.C116:Sheet1.C116 Sheet1.C101:Sheet1.C10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04:Sheet1.C104 Sheet1.C106:Sheet1.C107 Sheet1.C109:Sheet1.C109 Sheet1.C111:Sheet1.C111 Sheet1.C113:Sheet1.C113 Sheet1.C115:Sheet1.C115 Sheet1.C117:Sheet1.C117 Sheet1.C102:Sheet1.C10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8" calcext:value="=&quot;Server&quot;" calcext:base-cell-address="Sheet1.B1"/>
          </calcext:conditional-format>
          <calcext:conditional-format calcext:target-range-address="Sheet1.C134:Sheet1.C134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36:Sheet1.C140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Error" calcext:value="=&quot;BUG&quot;" calcext:base-cell-address="Sheet1.B1"/>
          </calcext:conditional-format>
          <calcext:conditional-format calcext:target-range-address="Sheet1.C150:Sheet1.C150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58:Sheet1.C158 Sheet1.C162:Sheet1.C162 Sheet1.C164:Sheet1.C164 Sheet1.C160:Sheet1.C160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61:Sheet1.C161 Sheet1.C163:Sheet1.C163 Sheet1.C165:Sheet1.C167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57:Sheet1.C157 Sheet1.C159:Sheet1.C15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2:Sheet1.C17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5:Sheet1.C175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6:Sheet1.C17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25:Sheet1.C225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2">
      <number:day/>
      <number:text>-</number:text>
      <number:month number:textual="true"/>
    </number:date-style>
    <number:date-style style:name="N121">
      <number:month/>
      <number:text>/</number:text>
      <number:day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Гиперссылка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cf20" style:family="table-cell" style:parent-style-name="Default">
      <style:table-cell-properties fo:background-color="#daf6fe"/>
    </style:style>
    <style:style style:name="cf21" style:family="table-cell" style:parent-style-name="Default">
      <style:table-cell-properties fo:background-color="#e5f298"/>
    </style:style>
    <style:style style:name="cf15" style:family="table-cell" style:parent-style-name="Default">
      <style:table-cell-properties fo:background-color="#f8d4f2"/>
    </style:style>
    <style:style style:name="cf13" style:family="table-cell" style:parent-style-name="Default">
      <style:table-cell-properties fo:background-color="#ccccff"/>
    </style:style>
    <style:style style:name="cf12" style:family="table-cell" style:parent-style-name="Default">
      <style:table-cell-properties fo:background-color="#f4b084"/>
    </style:style>
    <style:style style:name="cf3" style:family="table-cell" style:parent-style-name="Default">
      <style:table-cell-properties fo:background-color="#ffe699"/>
    </style:style>
    <style:style style:name="cf7" style:family="table-cell" style:parent-style-name="Default">
      <style:table-cell-properties fo:background-color="#ffcccc"/>
    </style:style>
    <style:style style:name="cf19" style:family="table-cell" style:parent-style-name="Default">
      <style:table-cell-properties fo:background-color="#c6e0b4"/>
    </style:style>
    <style:style style:name="cf14" style:family="table-cell" style:parent-style-name="Default"/>
    <style:style style:name="cf10" style:family="table-cell" style:parent-style-name="Default">
      <style:table-cell-properties fo:background-color="#f8cbad"/>
    </style:style>
    <style:style style:name="cf11" style:family="table-cell" style:parent-style-name="Default">
      <style:table-cell-properties fo:background-color="#d9d9d9"/>
    </style:style>
    <style:style style:name="cf1" style:family="table-cell" style:parent-style-name="Default">
      <style:table-cell-properties fo:background-color="#e2efda"/>
    </style:style>
    <style:style style:name="cf2" style:family="table-cell" style:parent-style-name="Default">
      <style:table-cell-properties fo:background-color="#ffccff"/>
    </style:style>
    <style:style style:name="cf4" style:family="table-cell" style:parent-style-name="Default">
      <style:table-cell-properties fo:background-color="#bdd7ee"/>
    </style:style>
    <style:style style:name="cf6" style:family="table-cell" style:parent-style-name="Default">
      <style:table-cell-properties fo:background-color="#fff2cc"/>
    </style:style>
    <style:style style:name="cf18" style:family="table-cell" style:parent-style-name="Default"/>
    <style:style style:name="cf16" style:family="table-cell" style:parent-style-name="Default">
      <style:table-cell-properties fo:background-color="#d7ae85"/>
    </style:style>
    <style:style style:name="cf17" style:family="table-cell" style:parent-style-name="Default">
      <style:table-cell-properties fo:background-color="#eeddff"/>
    </style:style>
    <style:style style:name="cf5" style:family="table-cell" style:parent-style-name="Default">
      <style:table-cell-properties fo:background-color="#cec1ff"/>
    </style:style>
    <style:style style:name="cf8" style:family="table-cell" style:parent-style-name="Default">
      <style:table-cell-properties fo:background-color="#ccffff"/>
    </style:style>
    <style:style style:name="cf9" style:family="table-cell" style:parent-style-name="Default">
      <style:table-cell-properties fo:background-color="#ffffff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2">00/00/0000</text:date>, <text:time style:data-style-name="N2" text:time-value="18:27:45.94209852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23:23:43.751629945</meta:creation-date>
    <dc:date>2022-05-12T01:52:48.546589399</dc:date>
    <meta:editing-duration>P4DT16H44M43S</meta:editing-duration>
    <meta:editing-cycles>287</meta:editing-cycles>
    <meta:generator>LibreOffice/7.3.1.3$Linux_X86_64 LibreOffice_project/30$Build-3</meta:generator>
    <meta:document-statistic meta:table-count="1" meta:cell-count="965" meta:object-count="0"/>
  </office:meta>
</office:document-meta>
</file>